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Итак, обещанный обзор <text:span text:style-name="T1">GlEngine2D.</text:span></text:p>
      <text:p text:style-name="Standard"><text:tab/>Немного истории, многие начинающие программисты хотят сразу сделать что-нибудь такое стоящее (написать игру, операционную систему, оболочку к операционной системе, супер плеер и т. д.), я не был исключением. Глаза горели, руки чесались, опыта не хватало, но это разве кого-нибудь останавливало? И вот первая задумка игры воплощена средствами <text:span text:style-name="T1">Canvas </text:span><text:span text:style-name="T2">на </text:span><text:span text:style-name="T1">Delphi. </text:span><text:span text:style-name="T2">Круто, но раздражало моргание при перерисовке, и заметные тормоза при добавлении небольшого количества юнитов (и это при том что юниты рисовались абстрактно примитивами). Делать было нечего, началось осваивание </text:span><text:span text:style-name="T1">OpenGL. </text:span><text:span text:style-name="T2">Написав пару плагинов по визуализации музыки, решил посмотреть что же уже имеется готового из движков. Наиболее достоин внимания </text:span><text:span text:style-name="T1">GlScene – мощная</text:span><text:span text:style-name="T2"> объектная библиотека, писать с её помощью — одно удовольствие. Но чем больше писал, тем больше понимал — сейчас в играх крутой графикой сложно удивить кого-либо, а вот интересной задумкой... Яркий пример –</text:span><text:span text:style-name="T1"> злые птицы</text:span><text:span text:style-name="T2">. И вот тут </text:span><text:span text:style-name="T1">GlScene </text:span><text:span text:style-name="T2">немного сдаёт позиции, 2</text:span><text:span text:style-name="T1">D </text:span><text:span text:style-name="T2">подсистема развита недостаточно хорошо. </text:span></text:p>
      <text:p text:style-name="Standard"><text:span text:style-name="T2"><text:tab/>Так началось написание </text:span><text:span text:style-name="T1">GlEngine2D. </text:span><text:span text:style-name="T2">Что именно я хотел от этой библиотеки — аппаратного ускорения, что бы рисовать много и быстро. Так же целью ставилось работа с </text:span><text:span text:style-name="T1">RGBA —</text:span><text:span text:style-name="T2"> ведь альфаканал добавляет кучу возможностей. Реализовав примитивы захотелось большего — изображения (текстуры), тут пришлось покопаться - форматы изображений (</text:span><text:span text:style-name="T1">JPEG – </text:span><text:span text:style-name="T2">перевернутое изображение хранит), да и способы вывода их заставили отложить графику на второй план и заняться чтением форумов/документации. </text:span></text:p>
      <text:p text:style-name="Standard"><text:span text:style-name="T2"><text:tab/>Разобравшись с этим и вдоволь наигравшись возникла мысль, а вот здорово бы было рисовать не на панельке или форме, а скажем на </text:span><text:span text:style-name="T1">TbitMap. </text:span><text:span text:style-name="T2">Тут и начались большие танцы с огромным бубном, заставить </text:span><text:span text:style-name="T1">OpenGL </text:span><text:span text:style-name="T2">рисовать на контексте битмапа мне так и не удалось (поправочка — рисовать то он рисовал, но только в режиме </text:span><text:span text:style-name="T1">SoftWare.. </text:span><text:span text:style-name="T2">Печальное зрелище скажу я вам). Обращение в недочитанным форумам и документации подсказало, что есть несколько путей решения этой задачи: </text:span><text:span text:style-name="T1">P-Buffer, FrameBuffer (FBO) </text:span><text:span text:style-name="T2">и использования расширений. Выбор пал на </text:span><text:span text:style-name="T1">FBO —</text:span><text:span text:style-name="T2"> как наиболее быстрый и поддерживаемый всеми современными видеокартами вариант. Два дня разработки и </text:span><text:span text:style-name="T1">GlEngine2D</text:span><text:span text:style-name="T2"> заиграл новыми красками. Неделя ушла на то, что бы наиграться новыми рюшечками.</text:span></text:p>
      <text:p text:style-name="Standard"><text:span text:style-name="T2"><text:tab/>Дальше был текст, шейдеры и прочие красивости и удобности. Долгое и упорное тестирование на куче железа (спасибо друзьям и родственникам за предоставленное железо на растерзание). И вот в итоге получилась такая библиотека. В планах — устранить кое-какие ошибки, оптимизировать, то что ещё не оптимизировано, и есть большое желание завести всё это под </text:span><text:span text:style-name="T1">Lazarus, </text:span><text:span text:style-name="T2">ибо душой неравнодушен к линуксу. Кому интересны технические моменты, или как использовать эту библиотеку — ReadMe.pdf который лежит в архиве ответит на большинство Ваших вопросов.</text:span></text:p>
      <text:p text:style-name="Standard"><text:span text:style-name="T2"><text:tab/>Спасибо за внимание.</text:span></text:p>
      <text:p text:style-name="P1">p.s. <text:span text:style-name="T2">Реализовал как класс - исключительно из-за автозавершения кода в делфи (удобно и красиво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5-24T13:01:06.01</meta:creation-date>
    <dc:date>2011-05-24T15:25:16.29</dc:date>
    <meta:editing-duration>PT02H06M28S</meta:editing-duration>
    <meta:editing-cycles>4</meta:editing-cycles>
    <meta:generator>OpenOffice.org/3.1$Win32 OpenOffice.org_project/310m19$Build-9420</meta:generator>
    <meta:document-statistic meta:table-count="0" meta:image-count="0" meta:object-count="0" meta:page-count="1" meta:paragraph-count="7" meta:word-count="420" meta:character-count="2919"/>
  </office:meta>
</office:document-meta>
</file>